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2" style:family="graphic" style:parent-style-name="standard">
      <style:graphic-properties draw:stroke="dash" draw:stroke-dash="Dashed_20__28_var_29_" svg:stroke-color="#94bd5e" draw:fill="none" draw:fill-color="#94bd5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pr1" style:family="presentation" style:parent-style-name="template1-title">
      <style:graphic-properties draw:auto-grow-height="true" fo:min-height="3.507cm"/>
    </style:style>
    <style:style style:name="pr2" style:family="presentation" style:parent-style-name="template1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32pt" style:font-size-asian="32pt" style:font-size-complex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4586" fo:font-family="'DejaVu Serif'" style:font-family-generic="roman" style:font-pitch="variable" fo:font-size="22pt" style:font-size-asian="22pt" style:font-size-complex="22pt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fo:color="#4c4c4c" fo:font-family="'DejaVu Serif'" style:font-family-generic="roman" style:font-pitch="variable" fo:font-size="18pt" style:font-size-asian="18pt" style:font-size-complex="1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628cc6" fo:font-family="'DejaVu Serif'" style:font-family-generic="roman" style:font-pitch="variable" fo:font-size="32pt" style:font-size-asian="32pt" style:font-size-complex="32pt"/>
    </style:style>
    <style:style style:name="T2" style:family="text">
      <style:text-properties fo:color="#628cc6" fo:font-family="'DejaVu Serif'" style:font-family-generic="roman" style:font-pitch="variable" fo:font-size="22pt" style:font-size-asian="22pt" style:font-size-complex="22pt"/>
    </style:style>
    <style:style style:name="T3" style:family="text">
      <style:text-properties fo:color="#4c4c4c" fo:font-family="'DejaVu Serif'" style:font-family-generic="roman" style:font-pitch="variable" fo:font-size="18pt" style:font-size-asian="18pt" style:font-size-complex="18pt"/>
    </style:style>
    <style:style style:name="T4" style:family="text">
      <style:text-properties fo:color="#4c4c4c" fo:font-family="'Courier New'" style:font-family-generic="modern" style:font-pitch="fixed" fo:font-size="16pt" style:font-size-asian="16pt" style:font-size-complex="16pt"/>
    </style:style>
    <style:style style:name="T5" style:family="text">
      <style:text-properties fo:color="#4c4c4c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1" presentation:presentation-page-layout-name="AL1T0">
        <office:forms form:automatic-focus="false" form:apply-design-mode="false"/>
        <draw:rect draw:style-name="gr1" draw:text-style-name="P1" draw:layer="layout" svg:width="15.875cm" svg:height="2.54cm" svg:x="0.635cm" svg:y="13.33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3" draw:layer="layout" svg:width="8.003cm" svg:height="1.568cm" svg:x="16.6cm" svg:y="13.832cm">
          <draw:text-box>
            <text:p text:style-name="P2"><text:span text:style-name="T1">Sérgio Lopes</text:span></text:p>
          </draw:text-box>
        </draw:frame>
        <draw:rect draw:style-name="gr1" draw:text-style-name="P1" draw:layer="layout" svg:width="2.54cm" svg:height="2.54cm" svg:x="24.765cm" svg:y="13.335cm">
          <text:p/>
        </draw:rect>
        <draw:frame presentation:style-name="pr1" draw:layer="layout" svg:width="25.199cm" svg:height="3.507cm" svg:x="1.4cm" svg:y="0.837cm" presentation:class="title">
          <draw:text-box>
            <text:p>Programação Orientada a Objecto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4.634cm" svg:height="1.153cm" svg:x="3.446cm" svg:y="14.981cm">
          <draw:text-box>
            <text:p text:style-name="P2"><text:span text:style-name="T2">Objectivo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23.5cm" svg:height="5.324cm" svg:x="2.298cm" svg:y="4.176cm">
          <draw:text-box>
            <text:list text:style-name="L1">
              <text:list-item>
                <text:p text:style-name="P6"><text:span text:style-name="T3"><text:s/></text:span><text:span text:style-name="T3">Identificar o conceito de programação orientada a objectos</text:span></text:p>
              </text:list-item>
              <text:list-item>
                <text:p text:style-name="P6"><text:span text:style-name="T3"><text:s/></text:span><text:span text:style-name="T3">Reconhecer os pilares base: herança, polimorfismo e encapsulamento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21.305cm" svg:height="1.905cm" svg:x="6cm" svg:y="14.605cm">
          <text:p/>
        </draw:rect>
        <draw:frame draw:style-name="gr3" draw:text-style-name="P5" draw:layer="layout" svg:width="2.297cm" svg:height="1.153cm" svg:x="3.446cm" svg:y="14.981cm">
          <draw:text-box>
            <text:p text:style-name="P2"><text:span text:style-name="T2">PO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cm" svg:y="3cm">
          <draw:text-box>
            <text:p text:style-name="P6"><text:span text:style-name="T3">Ver o problema como um conjunto de interacções entre vários objectos, que se relacionam para atingir um objectiv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1">
        <office:forms form:automatic-focus="false" form:apply-design-mode="false"/>
        <draw:rect draw:style-name="gr1" draw:text-style-name="P1" draw:layer="layout" svg:width="12.305cm" svg:height="1.905cm" svg:x="1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11.013cm" svg:height="1.153cm" svg:x="3.446cm" svg:y="2.281cm">
          <draw:text-box>
            <text:p text:style-name="P2"><text:span text:style-name="T2">Abordagem Procedimental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Divisão por funções.</text:span></text:p>
            <text:p text:style-name="P6"><text:span text:style-name="T3"/></text:p>
            <text:p text:style-name="P6"><text:span text:style-name="T3">Identificar funções, as suas características e relações, dando pouca relevância aos dados.</text:span></text:p>
            <text:p text:style-name="P6"><text:span text:style-name="T3"/></text:p>
            <text:p text:style-name="P6"><text:span text:style-name="T3">Uso de variáveis globais, e ponteiros, para trocar informação entre funções. (Problemático!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568cm" svg:height="1.153cm" svg:x="3.446cm" svg:y="2.281cm">
          <draw:text-box>
            <text:p text:style-name="P2"><text:span text:style-name="T2">Abordagem O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Identificação de objectos (entidades) das suas características (comportamento) e das relações existentes.</text:span></text:p>
            <text:p text:style-name="P6"><text:span text:style-name="T3">Os dados são importantes, os objectos são identificados a partir dos dados.</text:span></text:p>
            <text:p text:style-name="P6"><text:span text:style-name="T3"/></text:p>
            <text:p text:style-name="P6"><text:span text:style-name="T3">Caixas pretas que passam para o exterior apenas o necessário para que as relações funcionem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3.461cm" svg:height="1.153cm" svg:x="3.446cm" svg:y="2.281cm">
          <draw:text-box>
            <text:p text:style-name="P2"><text:span text:style-name="T2">Classes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Elemento base da programação orientada a objectos.</text:span></text:p>
            <text:p text:style-name="P6"><text:span text:style-name="T3"/></text:p>
            <text:p text:style-name="P6"><text:span text:style-name="T4">class MinhaClass {</text:span></text:p>
            <text:p text:style-name="P6"><text:span text:style-name="T4"><text:s text:c="4"/></text:span><text:span text:style-name="T4">//atributos</text:span></text:p>
            <text:p text:style-name="P6"><text:span text:style-name="T4"><text:s text:c="4"/></text:span><text:span text:style-name="T4">private int x;</text:span></text:p>
            <text:p text:style-name="P6"><text:span text:style-name="T4"><text:s text:c="4"/></text:span><text:span text:style-name="T4">//Construtores e Métodos</text:span></text:p>
            <text:p text:style-name="P6"><text:span text:style-name="T4"><text:s text:c="4"/>…</text:span></text:p>
            <text:p text:style-name="P6"><text:span text:style-name="T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805cm" svg:height="1.905cm" svg:x="8.5cm" svg:y="14.605cm">
          <text:p/>
        </draw:rect>
        <draw:frame draw:style-name="gr3" draw:text-style-name="P5" draw:layer="layout" svg:width="3.868cm" svg:height="1.153cm" svg:x="3.446cm" svg:y="14.981cm">
          <draw:text-box>
            <text:p text:style-name="P2"><text:span text:style-name="T2">Herança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5cm">
          <draw:text-box>
            <text:p text:style-name="P6"><text:span text:style-name="T3">Passagem de características (atributos e comportamento) aos descendente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1">
        <office:forms form:automatic-focus="false" form:apply-design-mode="false"/>
        <draw:rect draw:style-name="gr1" draw:text-style-name="P1" draw:layer="layout" svg:width="14.805cm" svg:height="1.905cm" svg:x="12.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8.799cm" svg:height="1.153cm" svg:x="3.446cm" svg:y="2.281cm">
          <draw:text-box>
            <text:p text:style-name="P2"><text:span text:style-name="T2">Conceito de Herança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Só herança simples.</text:span></text:p>
            <text:p text:style-name="P6"><text:span text:style-name="T3"/></text:p>
            <text:p text:style-name="P6"><text:span text:style-name="T3">Classes descendentes herdam (têm acesso a) métodos e atributos da classe mãe.</text:span></text:p>
            <text:p text:style-name="P6"><text:span text:style-name="T3"/></text:p>
            <text:p text:style-name="P6"><text:span text:style-name="T3">Possibilita a reutilização de código (componentes) e refinação de características do problema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305cm" svg:height="1.905cm" svg:x="9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2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6"><text:span text:style-name="T3">Bicicletas (cores, rodas, travões, suspensão)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305cm" svg:height="1.905cm" svg:x="9cm" svg:y="14.605cm">
          <text:p/>
        </draw:rect>
        <draw:frame draw:style-name="gr3" draw:text-style-name="P5" draw:layer="layout" svg:width="5.65cm" svg:height="1.153cm" svg:x="3.446cm" svg:y="14.981cm">
          <draw:text-box>
            <text:p text:style-name="P2"><text:span text:style-name="T2">Polimorfism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6"><text:span text:style-name="T3">Objectos com múltipla personalidade!</text:span></text:p>
            <text:p text:style-name="P6"><text:span text:style-name="T3"/></text:p>
            <text:p text:style-name="P6"><text:span text:style-name="T3">Capacidade de uma variável assumir-se como qualquer um de vários tipos que partilhem a mesma hierarquia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5.65cm" svg:height="1.153cm" svg:x="3.446cm" svg:y="2.281cm">
          <draw:text-box>
            <text:p text:style-name="P2"><text:span text:style-name="T2">Polimorfism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9.785cm" svg:height="8.89cm" svg:x="3.915cm" svg:y="9.525cm">
          <draw:text-box>
            <text:p text:style-name="P6"><text:span text:style-name="T3">Uma variável declarada como sendo de um tipo pode conter valores (referências para objectos) de qualquer tipo descendente.</text:span></text:p>
            <text:p text:style-name="P6"><text:span text:style-name="T3"/></text:p>
            <text:p text:style-name="P6"><text:span text:style-name="T3">O comportamento irá adequar-se ao objecto real dentro da variável.</text:span></text:p>
            <text:p text:style-name="P6"><text:span text:style-name="T3"/></text:p>
            <text:p text:style-name="P6"><text:span text:style-name="T3">O acesso aos métodos é controlado pelo tipo de declaração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8.305cm" svg:height="1.905cm" svg:x="9cm" svg:y="14.605cm">
          <text:p/>
        </draw:rect>
        <draw:frame draw:style-name="gr3" draw:text-style-name="P5" draw:layer="layout" svg:width="3.914cm" svg:height="1.153cm" svg:x="3.446cm" svg:y="14.981cm">
          <draw:text-box>
            <text:p text:style-name="P2"><text:span text:style-name="T2">Exempl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5cm" svg:y="3.61cm">
          <draw:text-box>
            <text:p text:style-name="P6"><text:span text:style-name="T3">Bicicletas ..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6.305cm" svg:height="1.905cm" svg:x="11cm" svg:y="14.605cm">
          <text:p/>
        </draw:rect>
        <draw:frame draw:style-name="gr3" draw:text-style-name="P5" draw:layer="layout" svg:width="7.047cm" svg:height="1.153cm" svg:x="3.446cm" svg:y="14.981cm">
          <draw:text-box>
            <text:p text:style-name="P2"><text:span text:style-name="T2">Encapsulament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586cm" svg:y="3.61cm">
          <draw:text-box>
            <text:p text:style-name="P6"><text:span text:style-name="T3">Controlo de acesso ao estado interno e ao comportamento interno dos objecto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7.047cm" svg:height="1.153cm" svg:x="3.446cm" svg:y="2.281cm">
          <draw:text-box>
            <text:p text:style-name="P2"><text:span text:style-name="T2">Encapsulament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Processo que limita o acesso externo ao interior de um objecto. Sempre o acesso externo.</text:span></text:p>
            <text:p text:style-name="P6"><text:span text:style-name="T3"/></text:p>
            <text:p text:style-name="P6"><text:span text:style-name="T3">Esconder o estado interno (atributos e métodos) permite que a relação entre os objectos seja menor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1">
        <office:forms form:automatic-focus="false" form:apply-design-mode="false"/>
        <draw:rect draw:style-name="gr1" draw:text-style-name="P1" draw:layer="layout" svg:width="16.51cm" svg:height="1.905cm" svg:x="10.795cm" svg:y="1.905cm">
          <text:p/>
        </draw:rect>
        <draw:rect draw:style-name="gr2" draw:text-style-name="P1" draw:layer="layout" svg:width="26.67cm" svg:height="19.685cm" svg:x="0.635cm" svg:y="0.635cm">
          <text:p/>
        </draw:rect>
        <draw:frame draw:style-name="gr3" draw:text-style-name="P5" draw:layer="layout" svg:width="6.797cm" svg:height="1.153cm" svg:x="3.446cm" svg:y="2.281cm">
          <draw:text-box>
            <text:p text:style-name="P2"><text:span text:style-name="T2">Tipos de Acesso</text:span></text:p>
          </draw:text-box>
        </draw:frame>
        <draw:rect draw:style-name="gr1" draw:text-style-name="P1" draw:layer="layout" svg:width="2.54cm" svg:height="1.905cm" svg:x="0.635cm" svg:y="1.905cm">
          <text:p/>
        </draw:rect>
        <draw:frame draw:style-name="gr5" draw:text-style-name="P7" draw:layer="layout" svg:width="18.415cm" svg:height="8.89cm" svg:x="5.715cm" svg:y="9.525cm">
          <draw:text-box>
            <text:p text:style-name="P6"><text:span text:style-name="T3">Acesso </text:span><text:span text:style-name="T5">Público</text:span><text:span text:style-name="T3">.</text:span></text:p>
            <text:p text:style-name="P6"><text:span text:style-name="T3"/></text:p>
            <text:p text:style-name="P6"><text:span text:style-name="T3">Acesso </text:span><text:span text:style-name="T5">Protegido</text:span><text:span text:style-name="T3">.</text:span></text:p>
            <text:p text:style-name="P6"><text:span text:style-name="T3"/></text:p>
            <text:p text:style-name="P6"><text:span text:style-name="T3">Acesso de </text:span><text:span text:style-name="T5">Omissão/Package/Amigos</text:span><text:span text:style-name="T3">.</text:span></text:p>
            <text:p text:style-name="P6"><text:span text:style-name="T3"/></text:p>
            <text:p text:style-name="P6"><text:span text:style-name="T3">Acesso </text:span><text:span text:style-name="T5">Privado</text:span><text:span text:style-name="T3">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19.305cm" svg:height="1.905cm" svg:x="8cm" svg:y="14.605cm">
          <text:p/>
        </draw:rect>
        <draw:frame draw:style-name="gr3" draw:text-style-name="P5" draw:layer="layout" svg:width="4.168cm" svg:height="1.153cm" svg:x="3.446cm" svg:y="14.981cm">
          <draw:text-box>
            <text:p text:style-name="P2"><text:span text:style-name="T2">Exercíci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086cm" svg:y="3.11cm">
          <draw:text-box>
            <text:p text:style-name="P6"><text:span text:style-name="T3">Instalação Eléctrica de uma Casa</text:span></text:p>
            <text:p text:style-name="P6"><text:span text:style-name="T3"/></text:p>
            <text:p text:style-name="P6"><text:span text:style-name="T3">- Lâmpadas, interruptores, circuitos, controlos de presença e luminusidade, controlos remotos, etc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13cm" svg:height="1.153cm" svg:x="3.446cm" svg:y="14.981cm">
          <draw:text-box>
            <text:p text:style-name="P2"><text:span text:style-name="T2">Questões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892cm" svg:height="1.153cm" svg:x="3.446cm" svg:y="14.981cm">
          <draw:text-box>
            <text:p text:style-name="P2"><text:span text:style-name="T2">Resumind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085cm" svg:y="3.11cm">
          <draw:text-box>
            <text:list text:style-name="L1">
              <text:list-item>
                <text:p text:style-name="P6"><text:span text:style-name="T3"><text:s/></text:span><text:span text:style-name="T3">Herança como partilha de características.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Polimorfismo em conjunto com a herança.</text:span></text:p>
                <text:p text:style-name="P6"><text:span text:style-name="T3"/></text:p>
              </text:list-item>
              <text:list-item>
                <text:p text:style-name="P6"><text:span text:style-name="T3"><text:s/></text:span><text:span text:style-name="T3">Encapsulamento para esconder implementação.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1">
        <office:forms form:automatic-focus="false" form:apply-design-mode="false"/>
        <draw:rect draw:style-name="gr2" draw:text-style-name="P1" draw:layer="layout" svg:width="26.67cm" svg:height="19.685cm" svg:x="0.635cm" svg:y="0.635cm">
          <text:p/>
        </draw:rect>
        <draw:rect draw:style-name="gr1" draw:text-style-name="P1" draw:layer="layout" svg:width="9.525cm" svg:height="1.905cm" svg:x="17.78cm" svg:y="14.605cm">
          <text:p/>
        </draw:rect>
        <draw:frame draw:style-name="gr3" draw:text-style-name="P5" draw:layer="layout" svg:width="4.574cm" svg:height="1.153cm" svg:x="3.446cm" svg:y="14.981cm">
          <draw:text-box>
            <text:p text:style-name="P2"><text:span text:style-name="T2">Conclusão</text:span></text:p>
          </draw:text-box>
        </draw:frame>
        <draw:rect draw:style-name="gr1" draw:text-style-name="P1" draw:layer="layout" svg:width="2.54cm" svg:height="1.905cm" svg:x="0.635cm" svg:y="14.605cm">
          <text:p/>
        </draw:rect>
        <draw:frame draw:style-name="gr5" draw:text-style-name="P7" draw:layer="layout" svg:width="18.415cm" svg:height="8.89cm" svg:x="5.086cm" svg:y="3.11cm">
          <draw:text-box>
            <text:p text:style-name="P6"><text:span text:style-name="T3">Programação Orientada a Objectos torna a resolução dos problemas um processo natural, facilitando a obtenção de soluções melhores e mais adequada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1-notes" style:family="presentation">
      <style:graphic-properties draw:stroke="none" draw:fill="none">
        <text:list-style style:name="template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1-outline1" style:family="presentation">
      <style:graphic-properties draw:stroke="none" draw:fill="none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outline2" style:family="presentation" style:parent-style-name="template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1-title" style:family="presentation">
      <style:graphic-properties draw:stroke="none" draw:fill="none" draw:textarea-vertical-align="middle">
        <text:list-style style:name="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1-backgroundobjects">
      <style:graphic-properties draw:stroke="none" draw:fill="none" draw:fill-color="#ffffff" draw:auto-grow-height="false" fo:min-height="1.397cm"/>
    </style:style>
    <style:style style:name="Mpr3" style:family="presentation" style:parent-style-name="template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emplate1" style:page-layout-name="PM1" draw:style-name="Mdp1">
      <draw:frame presentation:style-name="template1-title" draw:layer="backgroundobjects" svg:width="25.199cm" svg:height="3.506cm" svg:x="1.4cm" svg:y="0.837cm" presentation:class="title" presentation:placeholder="true">
        <draw:text-box/>
      </draw:frame>
      <draw:frame presentation:style-name="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1-title" draw:layer="backgroundobjects" svg:width="13.968cm" svg:height="10.476cm" svg:x="3.81cm" svg:y="2.123cm" presentation:class="page"/>
        <draw:frame presentation:style-name="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10-09-14T15:10:33</meta:creation-date>
    <meta:editing-cycles>13</meta:editing-cycles>
    <meta:editing-duration>PT01H58M15S</meta:editing-duration>
    <meta:initial-creator>Sérgio Lopes </meta:initial-creator>
    <dc:date>2010-12-14T15:19:52</dc:date>
    <dc:creator>Sérgio Lopes </dc:creator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Library/Application%20Support/OpenOffice.org/3/user/template/CleanBlocks.otp"/>
  </office:meta>
</office:document-meta>
</file>